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2e81" officeooo:paragraph-rsid="000a2e81"/>
    </style:style>
    <style:style style:name="T1" style:family="text">
      <style:text-properties officeooo:rsid="000caeb0"/>
    </style:style>
    <style:style style:name="T2" style:family="text">
      <style:text-properties officeooo:rsid="000ea441"/>
    </style:style>
    <style:style style:name="T3" style:family="text">
      <style:text-properties officeooo:rsid="000f7f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o</text:p>
      <text:p text:style-name="P1"><text:tab/><text:span text:style-name="T1">BackStreet Boys é uma banda americana formada por AJ McLean, Howie Dorough, Nick Carter, Kevin Richardson e Brian Litrell. A banda foi formada em Orlando, Florida, em 1993 e ganhou destaque internacional desde <text:s/>o lançamento do seu primeiro álbum, ‘BackStreet Boys’ em 1996.</text:span></text:p>
      <text:p text:style-name="P1"><text:tab/><text:span text:style-name="T3">Segundo a revista RollingStone, a banda é a maior boy band da história, ficando a frente dos Beatles.</text:span></text:p>
      <text:p text:style-name="P1"><text:tab/><text:span text:style-name="T2">A banda está na ativa até hoje e tem 5 indicações ao Grammy, de 1999 até 2019.</text:span></text:p>
      <text:p text:style-name="P1"><text:tab/><text:span text:style-name="T2">Os BackStreet Boys são a única boy band da história a alcançar o feito de ter seus primeiros 10 álbuns lançados, alcançando top 10 das paradas nos EUA.</text:span></text:p>
      <text:p text:style-name="P1"><text:tab/><text:span text:style-name="T2">Graças a esses feitos e ao fato de já terem vendido, ao todo, mais de 130 milhões de álbuns em todo o mundo, em abril de 2013 a banda recebeu uma estrela na calçada da fama, em Hollywoo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9:11:08.208063135</meta:creation-date>
    <dc:date>2020-01-21T14:02:30.010592898</dc:date>
    <meta:editing-duration>PT18H31M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45" meta:character-count="801" meta:non-whitespace-character-count="656"/>
  </office:meta>
</office:document-meta>
</file>